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"/>
    <style:font-face style:name="Times" svg:font-family="Times"/>
    <style:font-face style:name="Times New Roman" svg:font-family="'Times New Roman'"/>
    <style:font-face style:name="monospace" svg:font-family="monospace"/>
    <style:font-face style:name="Courier New" svg:font-family="'Courier New'" style:font-family-generic="modern" style:font-pitch="fixed"/>
    <style:font-face style:name="Arial Black" svg:font-family="'Arial Black'" style:font-family-generic="swiss" style:font-pitch="variable"/>
    <style:font-face style:name="Microsoft YaHei UI" svg:font-family="'Microsoft YaHei UI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spacing="0.0138in"/>
      <style:text-properties fo:color="#dca10d" style:font-name="Helvetica Neue" fo:font-size="12pt"/>
    </style:style>
    <style:style style:name="P2" style:family="paragraph" style:parent-style-name="Standard">
      <style:text-properties fo:color="#000000" style:font-name="Microsoft YaHei UI" fo:font-size="11pt" fo:background-color="#ffffff" style:font-size-asian="11pt" style:font-size-complex="11pt"/>
    </style:style>
    <style:style style:name="P3" style:family="paragraph" style:parent-style-name="Standard">
      <style:paragraph-properties style:line-spacing="0.0138in"/>
      <style:text-properties fo:color="#000000" style:font-name="Microsoft YaHei UI" fo:font-size="11pt" fo:background-color="#ffffff" style:font-size-asian="11pt" style:font-size-complex="11pt"/>
    </style:style>
    <style:style style:name="P4" style:family="paragraph" style:parent-style-name="Standard">
      <style:text-properties style:font-name="Microsoft YaHei UI" fo:font-size="11pt" style:font-size-asian="11pt" style:font-size-complex="11pt"/>
    </style:style>
    <style:style style:name="P5" style:family="paragraph" style:parent-style-name="Standard">
      <style:paragraph-properties style:line-spacing="0.0138in"/>
      <style:text-properties style:font-name="Microsoft YaHei UI" fo:font-size="11pt" style:font-size-asian="11pt" style:font-size-complex="11pt"/>
    </style:style>
    <style:style style:name="P6" style:family="paragraph" style:parent-style-name="Standard">
      <style:paragraph-properties style:line-spacing="0.0138in"/>
      <style:text-properties fo:color="#353535" style:font-name="Microsoft YaHei UI" fo:font-size="11pt" style:font-size-asian="11pt" style:font-size-complex="11pt"/>
    </style:style>
    <style:style style:name="P7" style:family="paragraph" style:parent-style-name="Standard">
      <style:paragraph-properties style:line-spacing="0.0138in"/>
      <style:text-properties fo:color="#dca10d" style:font-name="Microsoft YaHei UI" fo:font-size="11pt" style:font-size-asian="11pt" style:font-size-complex="11pt"/>
    </style:style>
    <style:style style:name="P8" style:family="paragraph" style:parent-style-name="Standard">
      <style:paragraph-properties style:line-spacing="0.0138in"/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color="#000000" style:font-name="Microsoft YaHei UI" fo:font-size="11pt" fo:background-color="#ffffff" style:font-size-asian="11pt" style:font-size-complex="11pt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Microsoft YaHei UI" fo:font-size="11pt" fo:letter-spacing="normal" fo:font-style="normal" fo:font-weight="normal" fo:background-color="#ffffff" style:font-size-asian="11pt" style:font-size-complex="11pt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Microsoft YaHei UI" fo:font-size="11pt" fo:letter-spacing="normal" fo:font-style="normal" fo:font-weight="normal" fo:background-color="#ffffff" style:font-size-asian="11pt" style:font-size-complex="11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style:font-name="monospace" fo:font-size="9pt" fo:letter-spacing="normal" fo:font-style="normal" fo:font-weight="normal"/>
    </style:style>
    <style:style style:name="T3" style:family="text">
      <style:text-properties fo:font-variant="normal" fo:text-transform="none" fo:font-size="9pt" fo:letter-spacing="normal" fo:font-style="normal" fo:font-weight="normal"/>
    </style:style>
    <style:style style:name="T4" style:family="text">
      <style:text-properties fo:color="#000000" style:font-name="Arial Black" fo:font-size="12pt" fo:background-color="#ffffff" style:font-size-asian="12pt" style:font-size-complex="12pt"/>
    </style:style>
    <style:style style:name="T5" style:family="text">
      <style:text-properties fo:color="#000000" fo:font-size="12pt" fo:background-color="#ffffff" style:font-size-asian="12pt" style:font-size-complex="12pt"/>
    </style:style>
    <style:style style:name="T6" style:family="text">
      <style:text-properties fo:color="#000000" fo:background-color="#ffffff"/>
    </style:style>
    <style:style style:name="T7" style:family="text">
      <style:text-properties style:font-name="Microsoft YaHei UI"/>
    </style:style>
    <style:style style:name="T8" style:family="text">
      <style:text-properties style:font-name="Microsoft YaHei UI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PI KEYS</text:p>
      <text:p text:style-name="P4"/>
      <text:p text:style-name="P6">weather underground 5ucc355!</text:p>
      <text:p text:style-name="P6">API KEY: 050cc66bcd917a79</text:p>
      <text:p text:style-name="P1"><text:a xlink:type="simple" xlink:href="https://www.wunderground.com/weather/api/d/docs" text:style-name="Internet_20_link" text:visited-style-name="Visited_20_Internet_20_Link"><text:span text:style-name="T8">https://www.wunderground.com/weather/api/d/docs</text:span></text:a></text:p>
      <text:p text:style-name="P6"/>
      <text:p text:style-name="P6">Ticketmaster</text:p>
      <text:p text:style-name="P1"><text:a xlink:type="simple" xlink:href="https://app.ticketmaster.com/discovery/v2/events.json?apikey=xk2KuXCdtzC0ssvGGZAk2ysiqOtl0dd1" text:style-name="Internet_20_link" text:visited-style-name="Visited_20_Internet_20_Link"><text:span text:style-name="T8">https://app.ticketmaster.com/discovery/v2/events.json?apikey=xk2KuXCdtzC0ssvGGZAk2ysiqOtl0dd1</text:span></text:a></text:p>
      <text:p text:style-name="P6"/>
      <text:p text:style-name="P1"><text:a xlink:type="simple" xlink:href="http://developer.ticketmaster.com/products-and-docs/apis/discovery-api/v2/" text:style-name="Internet_20_link" text:visited-style-name="Visited_20_Internet_20_Link"><text:span text:style-name="T8">http://developer.ticketmaster.com/products-and-docs/apis/discovery-api/v2/</text:span></text:a></text:p>
      <text:p text:style-name="P7"/>
      <text:p text:style-name="P3">Zac's Keys</text:p>
      <text:p text:style-name="P3">AizaSyDM1BtFnoh45dzTewK-yFSOITUItTJz5Q8</text:p>
      <text:p text:style-name="P5"><text:span text:style-name="T6">new = </text:span><text:span text:style-name="T1">AIzaSyDTdr0mcUzxgUBIU5u2U5LImXxwXjqXXP8</text:span> </text:p>
      <text:p text:style-name="P8"><text:span text:style-name="T8">traffic api = </text:span>AIzaSyCrqVJ8fVOdCLynO3GGZdwbl9mQFmwJiPg</text:p>
      <text:p text:style-name="P9"/>
      <text:p text:style-name="P5"/>
      <text:p text:style-name="P2"/>
      <text:p text:style-name="P2">LYFT</text:p>
      <text:p text:style-name="P10"><text:span text:style-name="T1">Client Token: </text:span><text:span text:style-name="T1">tvjbdnjpKyIECwh4e7WpykPt+aPqWowk017Nkgz5aL+n631wZ3bqGN3MugCEk7jMM9NBhQWm0UbSFjJ9oUNcO7ve9X9aCKg4WCHhFJTrx9n3nKa9DnLG8aA=</text:span><text:span text:style-name="T1"> </text:span></text:p>
      <text:p text:style-name="P11"/>
      <text:p text:style-name="P12">Client S: cCPx6L26yBGmKHvHMJeFNbWz66tR_6gf </text:p>
      <text:p text:style-name="P10"/>
      <text:p text:style-name="P3">UBER</text:p>
      <text:p text:style-name="P3">Client ID – RsvRaB77PNy9r36kQ-zRqoUuIckTxRiO</text:p>
      <text:p text:style-name="P3">server token - OvLA-oBmYhigaAg3JKNMXWxD-D2FGeKVd7K4LUlH</text:p>
      <text:p text:style-name="P2">Client S – RT7jebT60mDXlAf79h1QvS-HjB1Ko1KuT_wct3oe</text:p>
      <text:p text:style-name="P2"/>
      <text:p text:style-name="P2">Calls Per Day Per API</text:p>
      <text:p text:style-name="P2">https://developers.google.com/maps/pricing-and-plans/#detai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"/>
    <style:font-face style:name="Times" svg:font-family="Times"/>
    <style:font-face style:name="Times New Roman" svg:font-family="'Times New Roman'"/>
    <style:font-face style:name="monospace" svg:font-family="monospace"/>
    <style:font-face style:name="Courier New" svg:font-family="'Courier New'" style:font-family-generic="modern" style:font-pitch="fixed"/>
    <style:font-face style:name="Arial Black" svg:font-family="'Arial Black'" style:font-family-generic="swiss" style:font-pitch="variable"/>
    <style:font-face style:name="Microsoft YaHei UI" svg:font-family="'Microsoft YaHei UI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Zac Copeland</meta:initial-creator>
    <dc:date>2017-08-13T05:36:13.63</dc:date>
    <dc:creator>Zac Copeland</dc:creator>
    <meta:editing-duration>PT34M52S</meta:editing-duration>
    <meta:editing-cycles>8</meta:editing-cycles>
    <meta:document-statistic meta:table-count="0" meta:image-count="0" meta:object-count="0" meta:page-count="1" meta:paragraph-count="20" meta:word-count="48" meta:character-count="853"/>
  </office:meta>
</office:document-meta>
</file>